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22452028552752488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6629091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5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639888823813320386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3"><text:span text:style-name="T1"/></text:p>
      <text:p text:style-name="P3">Wed May 30, 2018<text:span text:style-name="T1"> <text:s/>3 miles </text:span>on hilly roads averaging 10:25/mile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30T16:43:19.37</dc:date>
    <dc:creator>James Lombardi</dc:creator>
    <meta:editing-duration>P3DT3H14M1S</meta:editing-duration>
    <meta:editing-cycles>288</meta:editing-cycles>
    <meta:generator>OpenOffice/4.1.2$Win32 OpenOffice.org_project/412m3$Build-9782</meta:generator>
    <meta:document-statistic meta:table-count="0" meta:image-count="0" meta:object-count="0" meta:page-count="14" meta:paragraph-count="290" meta:word-count="3861" meta:character-count="18751"/>
  </office:meta>
</office:document-meta>
</file>